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31M00S" calcext:value-type="time">
            <text:p>07:31:00 P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35M00S" calcext:value-type="time">
            <text:p>04:35:00 PM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40M00S" calcext:value-type="time">
            <text:p>04:40:00 PM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46M00S" calcext:value-type="time">
            <text:p>04:46:00 PM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52M00S" calcext:value-type="time">
            <text:p>04:52:00 PM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00M00S" calcext:value-type="time">
            <text:p>05:00:00 PM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06M00S" calcext:value-type="time">
            <text:p>05:06:00 PM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08M00S" calcext:value-type="time">
            <text:p>05:08:00 PM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21M00S" calcext:value-type="time">
            <text:p>05:21:00 PM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26M00S" calcext:value-type="time">
            <text:p>05:26:00 P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40M00S" calcext:value-type="time">
            <text:p>05:40:00 P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45M00S" calcext:value-type="time">
            <text:p>05:45:00 PM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52M00S" calcext:value-type="time">
            <text:p>05:52:00 PM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57M00S" calcext:value-type="time">
            <text:p>05:57:00 PM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8H02M00S" calcext:value-type="time">
            <text:p>06:02:00 PM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8H20M00S" calcext:value-type="time">
            <text:p>06:20:00 PM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8H42M00S" calcext:value-type="time">
            <text:p>06:42:00 PM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8H45M00S" calcext:value-type="time">
            <text:p>06:45:00 PM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8H59M00S" calcext:value-type="time">
            <text:p>06:59:00 PM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21M00S" calcext:value-type="time">
            <text:p>07:21:00 PM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33M00S" calcext:value-type="time">
            <text:p>07:33:00 PM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0H28M00S" calcext:value-type="time">
            <text:p>08:28:00 PM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21M00S" calcext:value-type="time">
            <text:p>09:21:00 PM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27M00S" calcext:value-type="time">
            <text:p>09:27:00 PM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40M00S" calcext:value-type="time">
            <text:p>09:40:00 PM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56M00S" calcext:value-type="time">
            <text:p>09:56:00 PM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00M00S" calcext:value-type="time">
            <text:p>10:00:00 PM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05M00S" calcext:value-type="time">
            <text:p>10:05:00 PM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21M00S" calcext:value-type="time">
            <text:p>10:21:00 PM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25M00S" calcext:value-type="time">
            <text:p>10:25:00 PM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3H03M00S" calcext:value-type="time">
            <text:p>11:03:00 PM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3H09M00S" calcext:value-type="time">
            <text:p>11:09:00 PM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06M00S" calcext:value-type="time">
            <text:p>12:06:00 AM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17M00S" calcext:value-type="time">
            <text:p>12:17:00 AM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36M00S" calcext:value-type="time">
            <text:p>12:36:00 AM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36M00S" calcext:value-type="time">
            <text:p>12:36:00 AM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58M00S" calcext:value-type="time">
            <text:p>12:58:00 AM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07M00S" calcext:value-type="time">
            <text:p>01:07:00 AM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27M00S" calcext:value-type="time">
            <text:p>01:27:00 AM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44M00S" calcext:value-type="time">
            <text:p>01:44:00 AM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51M00S" calcext:value-type="time">
            <text:p>01:51:00 AM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11M00S" calcext:value-type="time">
            <text:p>02:11:00 AM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27M00S" calcext:value-type="time">
            <text:p>02:27:00 AM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28M00S" calcext:value-type="time">
            <text:p>02:28:00 AM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40M00S" calcext:value-type="time">
            <text:p>02:40:00 AM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49M00S" calcext:value-type="time">
            <text:p>02:49:00 AM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56M00S" calcext:value-type="time">
            <text:p>02:56:00 AM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8H31M00S" calcext:value-type="time">
            <text:p>08:31:00 AM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40M00S" calcext:value-type="time">
            <text:p>10:40:00 AM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41M00S" calcext:value-type="time">
            <text:p>10:41:00 AM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1H53M00S" calcext:value-type="time">
            <text:p>11:53:00 AM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2H27M00S" calcext:value-type="time">
            <text:p>12:27:00 PM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5H23M00S" calcext:value-type="time">
            <text:p>03:23:00 PM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28M00S" calcext:value-type="time">
            <text:p>04:28:00 PM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6H34M00S" calcext:value-type="time">
            <text:p>04:34:00 PM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7H22M00S" calcext:value-type="time">
            <text:p>05:22:00 PM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05M00S" calcext:value-type="time">
            <text:p>07:05:00 PM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9H31M00S" calcext:value-type="time">
            <text:p>07:31:00 PM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0H06M00S" calcext:value-type="time">
            <text:p>08:06:00 PM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0H12M00S" calcext:value-type="time">
            <text:p>08:12:00 PM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0H20M00S" calcext:value-type="time">
            <text:p>08:20:00 PM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0H37M00S" calcext:value-type="time">
            <text:p>08:37:00 PM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07M00S" calcext:value-type="time">
            <text:p>09:07:00 PM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23M00S" calcext:value-type="time">
            <text:p>09:23:00 PM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1H50M00S" calcext:value-type="time">
            <text:p>09:50:00 PM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01M00S" calcext:value-type="time">
            <text:p>10:01:00 PM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32M00S" calcext:value-type="time">
            <text:p>10:32:00 PM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2H51M00S" calcext:value-type="time">
            <text:p>10:51:00 PM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23H31M00S" calcext:value-type="time">
            <text:p>11:31:00 PM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06M00S" calcext:value-type="time">
            <text:p>12:06:00 AM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0H24M00S" calcext:value-type="time">
            <text:p>12:24:00 AM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01M00S" calcext:value-type="time">
            <text:p>01:01:00 AM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19M00S" calcext:value-type="time">
            <text:p>01:19:00 AM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42M00S" calcext:value-type="time">
            <text:p>01:42:00 AM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1H49M00S" calcext:value-type="time">
            <text:p>01:49:00 AM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03M00S" calcext:value-type="time">
            <text:p>02:03:00 AM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18M00S" calcext:value-type="time">
            <text:p>02:18:00 AM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2H30M00S" calcext:value-type="time">
            <text:p>02:30:00 AM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11M00S" calcext:value-type="time">
            <text:p>03:11:00 AM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24M00S" calcext:value-type="time">
            <text:p>03:24:00 AM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29M00S" calcext:value-type="time">
            <text:p>03:29:00 AM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33M00S" calcext:value-type="time">
            <text:p>03:33:00 AM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38M00S" calcext:value-type="time">
            <text:p>03:38:00 AM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47M00S" calcext:value-type="time">
            <text:p>03:47:00 AM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3H59M00S" calcext:value-type="time">
            <text:p>03:59:00 AM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09H39M00S" calcext:value-type="time">
            <text:p>09:39:00 AM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12M00S" calcext:value-type="time">
            <text:p>10:12:00 AM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19M00S" calcext:value-type="time">
            <text:p>10:19:00 AM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27M00S" calcext:value-type="time">
            <text:p>10:27:00 AM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0H48M00S" calcext:value-type="time">
            <text:p>10:48:00 AM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1H14M00S" calcext:value-type="time">
            <text:p>11:14:00 AM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1H47M00S" calcext:value-type="time">
            <text:p>11:47:00 AM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2H06M00S" calcext:value-type="time">
            <text:p>12:06:00 PM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2H43M00S" calcext:value-type="time">
            <text:p>12:43:00 PM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3H00M00S" calcext:value-type="time">
            <text:p>01:00:00 PM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3H17M00S" calcext:value-type="time">
            <text:p>01:17:00 PM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office:value-type="time" office:time-value="PT13H30M00S" calcext:value-type="time">
            <text:p>01:30:00 PM</text:p>
          </table:table-cell>
          <table:table-cell office:value-type="float" office:value="1823" calcext:value-type="float">
            <text:p>1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4:41:56.620801468</meta:creation-date>
    <dc:date>2026-03-18T14:46:36.586213009</dc:date>
    <meta:editing-duration>PT4M40S</meta:editing-duration>
    <meta:editing-cycles>3</meta:editing-cycles>
    <meta:generator>LibreOffice/25.8.5.2$Linux_X86_64 LibreOffice_project/580$Build-2</meta:generator>
    <meta:document-statistic meta:table-count="1" meta:cell-count="500" meta:object-count="0"/>
  </office:meta>
</office:document-meta>
</file>